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Kalimati" svg:font-family="Kalimati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03cm"/>
      <style:paragraph-properties style:writing-mode="lr-tb"/>
    </style:style>
    <style:style style:name="gr2" style:family="graphic" style:parent-style-name="standard">
      <style:graphic-properties svg:stroke-width="0.051cm" svg:stroke-color="#111111" draw:marker-start-width="0.279cm" draw:marker-end-width="0.279cm" draw:fill="solid" draw:fill-color="#ffb66c" draw:textarea-horizontal-align="justify" draw:textarea-vertical-align="middle" draw:auto-grow-height="false" fo:min-height="1.147cm" fo:min-width="1.659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1cm" svg:stroke-color="#111111" draw:marker-start-width="0.279cm" draw:marker-end-width="0.279cm" draw:fill="solid" draw:fill-color="#ffb66c" draw:textarea-horizontal-align="justify" draw:textarea-vertical-align="middle" draw:auto-grow-height="false" fo:min-height="1.097cm" fo:min-width="1.609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80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DejaVu Sans" fo:font-size="22pt" style:font-size-asian="22pt" style:font-size-complex="22pt"/>
    </style:style>
    <style:style style:name="P2" style:family="paragraph">
      <style:paragraph-properties fo:text-align="center" style:writing-mode="lr-tb"/>
      <style:text-properties style:font-name="DejaVu Sans" fo:font-size="20pt" style:font-size-asian="20pt" style:font-size-complex="20pt"/>
    </style:style>
    <style:style style:name="P3" style:family="paragraph">
      <loext:graphic-properties draw:fill="solid" draw:fill-color="#ffb66c"/>
      <style:paragraph-properties fo:text-align="center" style:writing-mode="lr-tb"/>
      <style:text-properties style:font-name="DejaVu Sans" fo:font-size="20pt" style:font-size-asian="20pt" style:font-size-complex="20pt"/>
    </style:style>
    <style:style style:name="T1" style:family="text">
      <style:text-properties style:font-name="DejaVu Sans" fo:font-size="22pt" style:font-size-asian="22pt" style:font-size-complex="22pt"/>
    </style:style>
    <style:style style:name="T2" style:family="text">
      <style:text-properties style:font-name="DejaVu Sans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461cm" svg:height="1.153cm" svg:x="2.337cm" svg:y="0.178cm">
          <draw:text-box>
            <text:p><text:span text:style-name="T1">milk → </text:span></text:p>
          </draw:text-box>
        </draw:frame>
        <draw:custom-shape draw:style-name="gr2" draw:text-style-name="P3" draw:layer="layout" svg:width="2.159cm" svg:height="1.397cm" svg:x="5.893cm" svg:y="0.051cm">
          <text:p text:style-name="P2"><text:span text:style-name="T2">0.8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59cm" svg:height="1.397cm" svg:x="8.052cm" svg:y="0.051cm">
          <text:p text:style-name="P2"><text:span text:style-name="T2">1.3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613cm" svg:height="1.153cm" svg:x="2.21cm" svg:y="1.956cm">
          <draw:text-box>
            <text:p><text:span text:style-name="T1">flour → </text:span></text:p>
          </draw:text-box>
        </draw:frame>
        <draw:custom-shape draw:style-name="gr3" draw:text-style-name="P3" draw:layer="layout" svg:width="2.159cm" svg:height="1.397cm" svg:x="5.918cm" svg:y="1.829cm">
          <text:p text:style-name="P2"><text:span text:style-name="T2">1.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59cm" svg:height="1.397cm" svg:x="8.077cm" svg:y="1.829cm">
          <text:p text:style-name="P2"><text:span text:style-name="T2">1.9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248cm" svg:height="1.153cm" svg:x="1.626cm" svg:y="3.734cm">
          <draw:text-box>
            <text:p><text:span text:style-name="T1">lumps → </text:span></text:p>
          </draw:text-box>
        </draw:frame>
        <draw:custom-shape draw:style-name="gr3" draw:text-style-name="P3" draw:layer="layout" svg:width="2.159cm" svg:height="1.397cm" svg:x="5.918cm" svg:y="3.607cm">
          <text:p text:style-name="P2"><text:span text:style-name="T2">0.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59cm" svg:height="1.397cm" svg:x="8.077cm" svg:y="3.607cm">
          <text:p text:style-name="P2"><text:span text:style-name="T2">1.7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391cm" svg:height="1.153cm" svg:x="0.432cm" svg:y="5.512cm">
          <draw:text-box>
            <text:p><text:span text:style-name="T1">Liverpool → </text:span></text:p>
          </draw:text-box>
        </draw:frame>
        <draw:custom-shape draw:style-name="gr3" draw:text-style-name="P3" draw:layer="layout" svg:width="2.159cm" svg:height="1.397cm" svg:x="5.918cm" svg:y="5.385cm">
          <text:p text:style-name="P2"><text:span text:style-name="T2">-0.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59cm" svg:height="1.397cm" svg:x="8.077cm" svg:y="5.385cm">
          <text:p text:style-name="P2"><text:span text:style-name="T2">0.1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8.026cm" svg:height="2.055cm" svg:x="-0.152cm" svg:y="7.29cm">
          <draw:text-box>
            <text:p><text:span text:style-name="T1">Tottenham → </text:span></text:p>
          </draw:text-box>
        </draw:frame>
        <draw:custom-shape draw:style-name="gr3" draw:text-style-name="P3" draw:layer="layout" svg:width="2.159cm" svg:height="1.397cm" svg:x="5.918cm" svg:y="7.163cm">
          <text:p text:style-name="P2"><text:span text:style-name="T2">-0.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59cm" svg:height="1.397cm" svg:x="8.077cm" svg:y="7.163cm">
          <text:p text:style-name="P2"><text:span text:style-name="T2">0.6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613cm" svg:height="1.153cm" svg:x="2.312cm" svg:y="9.068cm">
          <draw:text-box>
            <text:p><text:span text:style-name="T1">goal → </text:span></text:p>
          </draw:text-box>
        </draw:frame>
        <draw:custom-shape draw:style-name="gr3" draw:text-style-name="P3" draw:layer="layout" svg:width="2.159cm" svg:height="1.397cm" svg:x="5.918cm" svg:y="8.941cm">
          <text:p text:style-name="P2"><text:span text:style-name="T2">-0.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59cm" svg:height="1.397cm" svg:x="8.077cm" svg:y="8.941cm">
          <text:p text:style-name="P2"><text:span text:style-name="T2">-0.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Kalimati" svg:font-family="Kalimati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Kalimati" style:font-family-complex="Kalimat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287cm" fo:page-height="10.3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5T19:05:29.520085598</meta:creation-date>
    <dc:date>2020-03-14T18:49:29.536143236</dc:date>
    <meta:editing-duration>PT2M58S</meta:editing-duration>
    <meta:editing-cycles>2</meta:editing-cycles>
    <meta:generator>LibreOffice/6.4.1.2$Linux_X86_64 LibreOffice_project/40$Build-2</meta:generator>
    <meta:document-statistic meta:object-count="18"/>
  </office:meta>
</office:document-meta>
</file>